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.5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line-height="150%"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line-height="150%" fo:text-align="center"/>
      <style:text-properties style:font-name="Inconsolata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Inconsolata" fo:font-size="12pt" style:font-size-asian="12pt" style:font-size-complex="12pt"/>
    </style:style>
    <style:style style:name="T2" style:family="text">
      <style:text-properties fo:color="#8f5902" style:font-name="Inconsolata" fo:font-size="12pt" style:font-size-asian="12pt" style:font-size-complex="12pt"/>
    </style:style>
    <style:style style:name="T3" style:family="text">
      <style:text-properties fo:color="#007fff" style:font-name="Inconsolata" fo:font-size="12pt" style:font-size-asian="12pt" style:font-size-complex="12pt"/>
    </style:style>
    <style:style style:name="T4" style:family="text">
      <style:text-properties fo:color="#00a800" style:font-name="Inconsolat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xml:id="id7" draw:id="id7" draw:layer="layout" svg:width="5cm" svg:height="3cm" svg:x="9.55cm" svg:y="9.2cm">
            <text:p text:style-name="P1"><text:span text:style-name="T1">[1] Jon SNOW</text:span></text:p>
            <text:p text:style-name="P1"><text:span text:style-name="T1">1994</text:span></text:p>
            <text:p text:style-name="P1"><text:span text:style-name="T2">Yeux marron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" draw:id="id2" draw:layer="layout" svg:width="5cm" svg:height="3cm" svg:x="3.2cm" svg:y="4.7cm">
            <text:p text:style-name="P1"><text:span text:style-name="T1">[2] Raegar TARGARYEN</text:span></text:p>
            <text:p text:style-name="P1"><text:span text:style-name="T1">1969</text:span></text:p>
            <text:p text:style-name="P1"><text:span text:style-name="T3">Yeux bleu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5" draw:id="id5" draw:layer="layout" svg:width="5cm" svg:height="3cm" svg:x="16.2cm" svg:y="4.7cm">
            <text:p text:style-name="P1"><text:span text:style-name="T1">[3] Lyanna STARK</text:span></text:p>
            <text:p text:style-name="P1"><text:span text:style-name="T1">1968</text:span></text:p>
            <text:p text:style-name="P1"><text:span text:style-name="T2">Yeux marron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" draw:id="id1" draw:layer="layout" svg:width="5cm" svg:height="3cm" svg:x="0.2cm" svg:y="0.2cm">
            <text:p text:style-name="P1"><text:span text:style-name="T1">[4] Aerys II TARGARYEN</text:span></text:p>
            <text:p text:style-name="P1"><text:span text:style-name="T1">1947</text:span></text:p>
            <text:p text:style-name="P1"><text:span text:style-name="T3">Yeux bleu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5cm" svg:height="3cm" svg:x="6.2cm" svg:y="0.2cm">
            <text:p text:style-name="P1"><text:span text:style-name="T1">[5] Rhaella TARGARYEN</text:span></text:p>
            <text:p text:style-name="P1"><text:span text:style-name="T1">1945</text:span></text:p>
            <text:p text:style-name="P1"><text:span text:style-name="T3">Yeux bleu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5cm" svg:height="3cm" svg:x="13.2cm" svg:y="0.2cm">
            <text:p text:style-name="P1"><text:span text:style-name="T1">[6] Rickard STARK</text:span></text:p>
            <text:p text:style-name="P1"><text:span text:style-name="T1">1938</text:span></text:p>
            <text:p text:style-name="P1"><text:span text:style-name="T2">Yeux marron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6" draw:id="id6" draw:layer="layout" svg:width="5cm" svg:height="3cm" svg:x="19.2cm" svg:y="0.2cm">
            <text:p text:style-name="P1"><text:span text:style-name="T1">[7] Lyarra STARK</text:span></text:p>
            <text:p text:style-name="P1"><text:span text:style-name="T1">1951</text:span></text:p>
            <text:p text:style-name="P1"><text:span text:style-name="T4">Yeux verts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draw:type="line" svg:x1="2.7cm" svg:y1="3.2cm" svg:x2="5.7cm" svg:y2="4.7cm" draw:start-shape="id1" draw:start-glue-point="2" draw:end-shape="id2" draw:end-glue-point="0" svg:d="M2700 3200l3000 1500" svg:viewBox="0 0 3001 1501">
            <text:p/>
          </draw:connector>
          <draw:connector draw:style-name="gr2" draw:text-style-name="P3" draw:layer="layout" draw:type="line" svg:x1="8.7cm" svg:y1="3.2cm" svg:x2="5.7cm" svg:y2="4.7cm" draw:start-shape="id3" draw:start-glue-point="2" draw:end-shape="id2" draw:end-glue-point="0" svg:d="M8700 3200l-3000 1500" svg:viewBox="0 0 3001 1501">
            <text:p/>
          </draw:connector>
          <draw:connector draw:style-name="gr2" draw:text-style-name="P3" draw:layer="layout" draw:type="line" svg:x1="15.7cm" svg:y1="3.2cm" svg:x2="18.7cm" svg:y2="4.7cm" draw:start-shape="id4" draw:start-glue-point="2" draw:end-shape="id5" draw:end-glue-point="0" svg:d="M15700 3200l3000 1500" svg:viewBox="0 0 3001 1501">
            <text:p/>
          </draw:connector>
          <draw:connector draw:style-name="gr2" draw:text-style-name="P3" draw:layer="layout" draw:type="line" svg:x1="21.7cm" svg:y1="3.2cm" svg:x2="18.7cm" svg:y2="4.7cm" draw:start-shape="id6" draw:start-glue-point="2" draw:end-shape="id5" draw:end-glue-point="0" svg:d="M21700 3200l-3000 1500" svg:viewBox="0 0 3001 1501">
            <text:p/>
          </draw:connector>
          <draw:connector draw:style-name="gr2" draw:text-style-name="P3" draw:layer="layout" draw:type="line" svg:x1="5.7cm" svg:y1="7.7cm" svg:x2="12.05cm" svg:y2="9.2cm" draw:start-shape="id2" draw:start-glue-point="2" draw:end-shape="id7" draw:end-glue-point="0" svg:d="M5700 7700l6350 1500" svg:viewBox="0 0 6351 1501">
            <text:p/>
          </draw:connector>
          <draw:connector draw:style-name="gr2" draw:text-style-name="P3" draw:layer="layout" draw:type="line" svg:x1="18.7cm" svg:y1="7.7cm" svg:x2="12.05cm" svg:y2="9.2cm" draw:start-shape="id5" draw:start-glue-point="2" draw:end-shape="id7" draw:end-glue-point="0" svg:d="M18700 7700l-6650 1500" svg:viewBox="0 0 6651 15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4cm" fo:page-height="1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2:51:42.894000000</meta:creation-date>
    <dc:date>2018-05-26T13:05:51.588000000</dc:date>
    <meta:editing-duration>PT3M36S</meta:editing-duration>
    <meta:editing-cycles>1</meta:editing-cycles>
    <meta:document-statistic meta:object-count="14"/>
    <meta:generator>LibreOffice/5.3.5.2$Windows_X86_64 LibreOffice_project/50d9bf2b0a79cdb85a3814b592608037a682059d</meta:generator>
  </office:meta>
</office:document-meta>
</file>